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Venturis ADF" svg:font-family="'Venturis ADF'" style:font-adornments="Regular" style:font-pitch="variable"/>
    <style:font-face style:name="Liberation Serif" svg:font-family="'Liberation Serif'" style:font-family-generic="roman" style:font-pitch="variable"/>
    <style:font-face style:name="VenturisSans ADF No2 Cd" svg:font-family="'VenturisSans ADF No2 Cd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29d721" officeooo:paragraph-rsid="0029d721" style:font-size-asian="13pt" style:font-size-complex="13pt"/>
    </style:style>
    <style:style style:name="P2" style:family="paragraph" style:parent-style-name="Standard">
      <style:text-properties fo:font-size="13pt" officeooo:rsid="0029d721" officeooo:paragraph-rsid="0031cb97" style:font-size-asian="13pt" style:font-size-complex="13pt"/>
    </style:style>
    <style:style style:name="P3" style:family="paragraph" style:parent-style-name="Standard">
      <style:text-properties officeooo:paragraph-rsid="0029d721"/>
    </style:style>
    <style:style style:name="P4" style:family="paragraph" style:parent-style-name="Standard">
      <style:text-properties officeooo:paragraph-rsid="0031cb97"/>
    </style:style>
    <style:style style:name="P5" style:family="paragraph" style:parent-style-name="Title">
      <style:text-properties style:font-name="VenturisSans ADF No2 Cd" fo:font-size="28pt" fo:font-weight="bold" officeooo:rsid="003610a1" officeooo:paragraph-rsid="003610a1" style:font-name-asian="Noto Sans CJK SC" style:font-size-asian="28pt" style:font-weight-asian="bold" style:font-name-complex="FreeSans" style:font-size-complex="28pt" style:font-weight-complex="bold"/>
    </style:style>
    <style:style style:name="T1" style:family="text">
      <style:text-properties officeooo:rsid="0031cb97"/>
    </style:style>
    <style:style style:name="T2" style:family="text">
      <style:text-properties fo:font-size="13pt" officeooo:rsid="0031cb97" style:font-size-asian="13pt" style:font-size-complex="13pt"/>
    </style:style>
    <style:style style:name="T3" style:family="text">
      <style:text-properties fo:font-size="13pt" officeooo:rsid="0029d721" style:font-size-asian="13pt" style:font-size-complex="13pt"/>
    </style:style>
    <style:style style:name="T4" style:family="text">
      <style:text-properties fo:font-size="13pt" officeooo:rsid="00323dbe" style:font-size-asian="13pt" style:font-size-complex="13pt"/>
    </style:style>
    <style:style style:name="T5" style:family="text">
      <style:text-properties style:font-name="Venturis ADF" fo:font-size="13pt" officeooo:rsid="0031cb97" style:font-size-asian="13pt" style:font-size-complex="13pt"/>
    </style:style>
    <style:style style:name="T6" style:family="text">
      <style:text-properties style:font-name="Venturis ADF" fo:font-size="13pt" officeooo:rsid="00323dbe" style:font-size-asian="13pt" style:font-size-complex="13pt"/>
    </style:style>
    <style:style style:name="T7" style:family="text">
      <style:text-properties officeooo:rsid="00323d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right, people! Ha-ha</text:p>
      <text:p text:style-name="P1">We're gonna have a rock 'n' roll party tonight!</text:p>
      <text:p text:style-name="P1">Here we go! Uh!</text:p>
      <text:p text:style-name="P1"/>
      <text:p text:style-name="P1">I been thinking about you</text:p>
      <text:p text:style-name="P1">I been meaning to tell you</text:p>
      <text:p text:style-name="P1">Sit down with me, let's have a drink</text:p>
      <text:p text:style-name="P1"/>
      <text:p text:style-name="P1">Back when the war ended, your great-grandfather handwrote</text:p>
      <text:p text:style-name="P1">Letters of apology to all of those</text:p>
      <text:p text:style-name="P1">Families of men who crewed that U-boat</text:p>
      <text:p text:style-name="P1">Haunted 'til his death by that long night off the coast</text:p>
      <text:p text:style-name="P1"/>
      <text:p text:style-name="P1">Ah, your other great-granddad came back from Arnhem</text:p>
      <text:p text:style-name="P1">Transformed into a damaged and violent man</text:p>
      <text:p text:style-name="P1">Never spoke of the slaughter he witnessed firsthand</text:p>
      <text:p text:style-name="P1">Ah, this is the world I brought you into, man</text:p>
      <text:p text:style-name="P1"/>
      <text:p text:style-name="P1">All remorse, no rebel</text:p>
      <text:p text:style-name="P1">A shell of my former shell</text:p>
      <text:p text:style-name="P1">Sit down with me, let's have a drink</text:p>
      <text:p text:style-name="P1"/>
      <text:p text:style-name="P1">What have we here?</text:p>
      <text:p text:style-name="P1">The dreaded failed imagineer?</text:p>
      <text:p text:style-name="P1"/>
      <text:p text:style-name="P1">His private dismay on public display</text:p>
      <text:p text:style-name="P1">Son, do not be alarmed by your old man's tears</text:p>
      <text:p text:style-name="P1"/>
      <text:p text:style-name="P1">"Hey, old man, it's ok. Every dog has his day."</text:p>
      <text:p text:style-name="P1">Sit down with me, let's have a drink</text:p>
      <text:p text:style-name="P1"/>
      <text:p text:style-name="P1">I been thinking about you</text:p>
      <text:p text:style-name="P1">I been meaning to tell you</text:p>
      <text:p text:style-name="P1">Sit down with me, let's have a drin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Venturis ADF" svg:font-family="'Venturis ADF'" style:font-adornments="Regular" style:font-pitch="variable"/>
    <style:font-face style:name="Liberation Serif" svg:font-family="'Liberation Serif'" style:font-family-generic="roman" style:font-pitch="variable"/>
    <style:font-face style:name="VenturisSans ADF No2 Cd" svg:font-family="'VenturisSans ADF No2 Cd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nturis ADF" fo:font-family="'Venturis ADF'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VenturisSans ADF No2 Cd" fo:font-family="'VenturisSans ADF No2 Cd'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Venturis" style:family="text">
      <style:text-properties style:font-name="Venturis ADF" fo:font-family="'Venturis ADF'" style:font-style-name="Regular" style:font-pitch="variable" fo:font-size="11pt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style:font-name="VenturisSans ADF No2 Cd" fo:font-size="28pt" fo:font-weight="bold" officeooo:rsid="003610a1" officeooo:paragraph-rsid="003610a1" style:font-name-asian="Noto Sans CJK SC" style:font-size-asian="28pt" style:font-weight-asian="bold" style:font-name-complex="FreeSans" style:font-size-complex="2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ailed Imagine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09:00:59.665725932</meta:creation-date>
    <dc:title>new_venturis</dc:title>
    <meta:editing-duration>PT7H22M28S</meta:editing-duration>
    <meta:editing-cycles>7</meta:editing-cycles>
    <meta:generator>LibreOffice/6.4.7.2$Linux_X86_64 LibreOffice_project/40$Build-2</meta:generator>
    <dc:date>2022-04-07T16:23:28.785589791</dc:date>
    <meta:document-statistic meta:table-count="0" meta:image-count="0" meta:object-count="0" meta:page-count="1" meta:paragraph-count="27" meta:word-count="183" meta:character-count="944" meta:non-whitespace-character-count="788"/>
    <meta:template xlink:type="simple" xlink:actuate="onRequest" xlink:title="new_venturis" xlink:href="../../../../../Templates/new_venturis.ott" meta:date="2022-04-07T09:00:59.276952395"/>
  </office:meta>
</office:document-meta>
</file>